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DESIRES TO BUILD A HOUSE FOR GOD (132:1-10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 DESIRES TO BUILD A HOUSE FOR GOD (132:1-10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ature of this house (132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eed for this house (132:6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need for this house (132:6-10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has been moved about by the people (132: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will now be ministered to by the priests, who will be agents of salvation (132:7-10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 DESIRES TO BUILD A HOUSE FOR GOD (132:1-10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nature of this house (132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need for this house (132:6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32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DAVID DESIRES TO BUILD A HOUSE FOR GOD (132:1-10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GOD DECREES TO BUILD A HOUSE FOR DAVID (132:11-18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GOD DECREES TO BUILD A HOUSE FOR DAVID (132:11-18).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promise (132:11-12, 17-18):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promise (132:11-12, 17-18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It will be a permanent dynasty (132:1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It will be a powerful dynasty (132:17-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GOD DECREES TO BUILD A HOUSE FOR DAVID (132:11-18).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promise (132:11-12, 17-1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place (132:13-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rovisions (132:15-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132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AVID DESIRES TO BUILD A HOUSE FOR GOD (132:1-10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GOD DECREES TO BUILD A HOUSE FOR DAVID (132:11-18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2 </dc:title>
    <meta:initial-creator>David STRICKLAND</meta:initial-creator>
    <dc:creator>David STRICKLAND</dc:creator>
    <meta:creation-date>2020-02-22T17:39:54Z</meta:creation-date>
    <dc:date>2020-02-22T17:39:55Z</dc:date>
    <meta:template xlink:href="BibleStudy" xlink:type="simple"/>
    <meta:editing-cycles>1</meta:editing-cycles>
    <meta:editing-duration>PT0S</meta:editing-duration>
    <meta:document-statistic meta:paragraph-count="26" meta:word-count="238"/>
  </office:meta>
</office:document-meta>
</file>